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Jasmin Griem</text:p>
            <text:p text:style-name="P10"/>
            <text:p text:style-name="P10">Customer IT Director</text:p>
            <text:p text:style-name="Contact_20_info">1234567890 – <text:span text:style-name="T15">deshawn@walsh.co – </text:span><text:span text:style-name="T16">www.my-website.com</text:span></text:p>
            <text:p text:style-name="Contact_20_info"/>
            <text:p text:style-name="P7">Molestiae rerum vitae et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23fa0edb-9d30-44c7-aabe-98f7d2dde96c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947fa552-4a87-4bad-bba2-b7b3f4bda92a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0a580bce-99ec-48c6-bc19-f28fde824bc0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Jasmin Griem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